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5A000000EC787ED792711CDC2B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3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P7" style:family="paragraph" style:parent-style-name="Text_20_body">
      <style:text-properties style:font-name="Arial" fo:font-size="10.5pt" fo:font-style="normal" officeooo:rsid="001736ad" officeooo:paragraph-rsid="001736ad" style:font-size-asian="10.5pt" style:font-style-asian="normal" style:font-size-complex="10.5pt" style:font-style-complex="normal"/>
    </style:style>
    <style:style style:name="P8" style:family="paragraph" style:parent-style-name="Text_20_body">
      <style:text-properties style:font-name="Arial" fo:font-size="10.5pt" officeooo:rsid="00134c55" officeooo:paragraph-rsid="002145fe" style:font-size-asian="10.5pt" style:font-size-complex="10.5pt"/>
    </style:style>
    <style:style style:name="P9" style:family="paragraph" style:parent-style-name="Standard" style:list-style-name="L1" style:master-page-name="Standard">
      <style:paragraph-properties fo:text-align="justify" style:justify-single-word="false" style:page-number="auto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0" style:family="paragraph" style:parent-style-name="Text_20_body" style:list-style-name="L2">
      <style:text-properties style:font-name="Arial" fo:font-size="10.5pt" fo:font-style="normal" officeooo:rsid="001f4668" officeooo:paragraph-rsid="001f4668" style:font-size-asian="10.5pt" style:font-style-asian="normal" style:font-size-complex="10.5pt" style:font-style-complex="normal"/>
    </style:style>
    <style:style style:name="P11" style:family="paragraph" style:parent-style-name="Text_20_body" style:list-style-name="L3">
      <style:text-properties style:font-name="Arial" fo:font-size="10.5pt" fo:font-style="normal" officeooo:rsid="001f4668" officeooo:paragraph-rsid="001f4668" style:font-size-asian="10.5pt" style:font-style-asian="normal" style:font-size-complex="10.5pt" style:font-style-complex="normal"/>
    </style:style>
    <style:style style:name="P12" style:family="paragraph" style:parent-style-name="Text_20_body" style:list-style-name="L2">
      <style:text-properties style:font-name="Arial" fo:font-size="10.5pt" fo:font-style="normal" officeooo:rsid="00134c55" officeooo:paragraph-rsid="0023bc11" style:font-size-asian="10.5pt" style:font-style-asian="normal" style:font-size-complex="10.5pt" style:font-style-complex="normal"/>
    </style:style>
    <style:style style:name="P13" style:family="paragraph" style:parent-style-name="Text_20_body" style:list-style-name="L2">
      <style:text-properties style:font-name="Arial" fo:font-size="10.5pt" fo:font-style="normal" officeooo:rsid="00134c55" officeooo:paragraph-rsid="002145fe" style:font-size-asian="10.5pt" style:font-style-asian="normal" style:font-size-complex="10.5pt" style:font-style-complex="normal"/>
    </style:style>
    <style:style style:name="P14" style:family="paragraph" style:parent-style-name="Text_20_body" style:list-style-name="L4">
      <style:text-properties style:font-name="Arial" fo:font-size="10.5pt" fo:font-style="normal" officeooo:rsid="00134c55" officeooo:paragraph-rsid="001f4668" style:font-size-asian="10.5pt" style:font-style-asian="normal" style:font-size-complex="10.5pt" style:font-style-complex="normal"/>
    </style:style>
    <style:style style:name="P15" style:family="paragraph" style:parent-style-name="Text_20_body" style:list-style-name="L5">
      <style:text-properties style:font-name="Arial" fo:font-size="10.5pt" fo:font-style="normal" officeooo:rsid="00134c55" officeooo:paragraph-rsid="002145fe" style:font-size-asian="10.5pt" style:font-style-asian="normal" style:font-size-complex="10.5pt" style:font-style-complex="normal"/>
    </style:style>
    <style:style style:name="P16" style:family="paragraph" style:parent-style-name="Text_20_body" style:list-style-name="L7">
      <style:text-properties style:font-name="Arial" fo:font-size="10.5pt" fo:font-style="normal" officeooo:rsid="00134c55" officeooo:paragraph-rsid="002145fe" style:font-size-asian="10.5pt" style:font-style-asian="normal" style:font-size-complex="10.5pt" style:font-style-complex="normal"/>
    </style:style>
    <style:style style:name="P17" style:family="paragraph" style:parent-style-name="Text_20_body" style:list-style-name="L4">
      <style:text-properties style:font-name="Arial" fo:font-size="10.5pt" fo:font-style="normal" fo:font-weight="bold" officeooo:rsid="00134c55" officeooo:paragraph-rsid="001f4668" style:font-size-asian="10.5pt" style:font-style-asian="normal" style:font-weight-asian="bold" style:font-size-complex="10.5pt" style:font-style-complex="normal" style:font-weight-complex="bold"/>
    </style:style>
    <style:style style:name="P18" style:family="paragraph" style:parent-style-name="Text_20_body" style:list-style-name="L5">
      <style:text-properties style:font-name="Arial" fo:font-size="10.5pt" fo:font-style="normal" fo:font-weight="bold" officeooo:rsid="00134c55" officeooo:paragraph-rsid="002145fe" style:font-size-asian="10.5pt" style:font-style-asian="normal" style:font-weight-asian="bold" style:font-size-complex="10.5pt" style:font-style-complex="normal" style:font-weight-complex="bold"/>
    </style:style>
    <style:style style:name="P19" style:family="paragraph" style:parent-style-name="Text_20_body" style:list-style-name="L3">
      <style:text-properties style:font-name="Arial" fo:font-size="10.5pt" fo:font-style="normal" fo:font-weight="bold" officeooo:rsid="001f4668" officeooo:paragraph-rsid="00205c6a" style:font-size-asian="10.5pt" style:font-style-asian="normal" style:font-weight-asian="bold" style:font-size-complex="10.5pt" style:font-style-complex="normal" style:font-weight-complex="bold"/>
    </style:style>
    <style:style style:name="P20" style:family="paragraph" style:parent-style-name="Text_20_body" style:list-style-name="L3">
      <style:text-properties style:font-name="Arial" fo:font-size="10.5pt" fo:font-style="normal" fo:font-weight="normal" officeooo:rsid="00134c55" officeooo:paragraph-rsid="00205c6a" style:font-size-asian="10.5pt" style:font-style-asian="normal" style:font-weight-asian="normal" style:font-size-complex="10.5pt" style:font-style-complex="normal" style:font-weight-complex="normal"/>
    </style:style>
    <style:style style:name="P21" style:family="paragraph" style:parent-style-name="Text_20_body" style:list-style-name="L4">
      <style:text-properties style:font-name="Arial" fo:font-size="10.5pt" fo:font-style="normal" fo:font-weight="normal" officeooo:rsid="00134c55" officeooo:paragraph-rsid="001f4668" style:font-size-asian="10.5pt" style:font-style-asian="normal" style:font-weight-asian="normal" style:font-size-complex="10.5pt" style:font-style-complex="normal" style:font-weight-complex="normal"/>
    </style:style>
    <style:style style:name="P22" style:family="paragraph" style:parent-style-name="Text_20_body" style:list-style-name="L2">
      <style:text-properties style:font-name="Arial" fo:font-size="10.5pt" officeooo:rsid="00134c55" officeooo:paragraph-rsid="002145fe" style:font-size-asian="10.5pt" style:font-size-complex="10.5pt"/>
    </style:style>
    <style:style style:name="P23" style:family="paragraph" style:parent-style-name="Text_20_body" style:list-style-name="L6">
      <style:text-properties style:font-name="Arial" fo:font-size="10.5pt" fo:font-weight="bold" officeooo:rsid="00134c55" officeooo:paragraph-rsid="002145fe" style:font-size-asian="10.5pt" style:font-weight-asian="bold" style:font-size-complex="10.5pt" style:font-weight-complex="bold"/>
    </style:style>
    <style:style style:name="P24" style:family="paragraph" style:parent-style-name="Text_20_body" style:list-style-name="L6">
      <style:text-properties style:font-name="Arial" fo:font-size="10.5pt" fo:font-weight="normal" officeooo:rsid="00134c55" officeooo:paragraph-rsid="002145fe" style:font-size-asian="10.5pt" style:font-weight-asian="normal" style:font-size-complex="10.5pt" style:font-weight-complex="normal"/>
    </style:style>
    <style:style style:name="P25" style:family="paragraph" style:parent-style-name="Text_20_body" style:list-style-name="L2">
      <style:text-properties fo:font-variant="normal" fo:text-transform="none" fo:color="#000000" style:font-name="Arial" fo:font-size="10.5pt" fo:letter-spacing="normal" fo:font-style="normal" fo:font-weight="normal" officeooo:rsid="001f4668" officeooo:paragraph-rsid="002145fe" style:font-size-asian="10.5pt" style:font-style-asian="normal" style:font-size-complex="10.5pt" style:font-style-complex="normal" loext:padding="0cm" loext:border="none"/>
    </style:style>
    <style:style style:name="P26" style:family="paragraph" style:parent-style-name="Text_20_body" style:list-style-name="L6">
      <style:text-properties style:use-window-font-color="true" style:font-name="Arial" fo:font-size="10.5pt" fo:language="es" fo:country="ES" fo:font-style="normal" style:text-underline-style="none" fo:font-weight="normal" officeooo:rsid="00134c55" officeooo:paragraph-rsid="002145fe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T1" style:family="text">
      <style:text-properties officeooo:rsid="001f4668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90026051" text:style-name="L1">
        <text:list-header>
          <text:p text:style-name="P9"/>
        </text:list-header>
      </text:list>
      <text:p text:style-name="P7">Selecciona la opción correcta:</text:p>
      <text:list xml:id="list272754760" text:style-name="L2">
        <text:list-item>
          <text:p text:style-name="P10"><text:s/>Indica cuál de las siguientes afirmaciones es falsa:</text:p>
        </text:list-item>
      </text:list>
      <text:list xml:id="list1101033595" text:style-name="L3">
        <text:list-item>
          <text:list>
            <text:list-item>
              <text:p text:style-name="P11">Para acceder a un vista utilizaremos una sentencia select</text:p>
            </text:list-item>
            <text:list-item>
              <text:p text:style-name="P20">No se puede hacer un update a través de la vista.</text:p>
            </text:list-item>
            <text:list-item>
              <text:p text:style-name="P19">Las vistas contienen datos</text:p>
            </text:list-item>
          </text:list>
        </text:list-item>
      </text:list>
      <text:list xml:id="list133551059574848" text:continue-list="list272754760" text:style-name="L2">
        <text:list-item>
          <text:p text:style-name="P12">Se utiliza la siguiente subconsulta para crear una vista:</text:p>
          <text:p text:style-name="P12"><text:s/>Select nombre, (salario+comision) “salario total” from empleado</text:p>
          <text:p text:style-name="P12">Selecciona la mejor opción:</text:p>
        </text:list-item>
      </text:list>
      <text:list xml:id="list1198086728" text:style-name="L4">
        <text:list-item>
          <text:list>
            <text:list-item>
              <text:p text:style-name="P21">No se puede hacer un insert a través de la vista.</text:p>
            </text:list-item>
            <text:list-item>
              <text:p text:style-name="P14">No se puede hacer un update a través de la vista.</text:p>
            </text:list-item>
            <text:list-item>
              <text:p text:style-name="P17">Las dos anteriores son correctas.</text:p>
            </text:list-item>
          </text:list>
        </text:list-item>
      </text:list>
      <text:list xml:id="list133551891186796" text:continue-list="list133551059574848" text:style-name="L2">
        <text:list-item>
          <text:p text:style-name="P25">Cuáles de las siguientes sentencias son ciertas sobre las vistas</text:p>
        </text:list-item>
      </text:list>
      <text:list xml:id="list955728754" text:style-name="L5">
        <text:list-item>
          <text:list>
            <text:list-item>
              <text:p text:style-name="P18"><text:s/><text:span text:style-name="T1">Una vista representa un subconjunto de los atributos de una tabla y que puede ser diseñado para facilitar un caso en particular.</text:span></text:p>
            </text:list-item>
            <text:list-item>
              <text:p text:style-name="P18"><text:s/>El manejo de permisos y otras tareas administrativas es mucho mas fácil a través de vistas que a través de tablas.</text:p>
            </text:list-item>
            <text:list-item>
              <text:p text:style-name="P15"><text:s/>Una vista es una rápida descripción de una base de datos.</text:p>
            </text:list-item>
          </text:list>
        </text:list-item>
      </text:list>
      <text:list xml:id="list133551407506684" text:continue-list="list133551891186796" text:style-name="L2">
        <text:list-item>
          <text:p text:style-name="P22">A la hora de crear una vista que opción se debe utilizar si no se quiere permitir que los usuarios puedan ejecutar sentencias de insert a través de la vista.</text:p>
        </text:list-item>
      </text:list>
      <text:list xml:id="list3007531108" text:style-name="L6">
        <text:list-item>
          <text:list>
            <text:list-item>
              <text:p text:style-name="P23">READ ONLY</text:p>
            </text:list-item>
            <text:list-item>
              <text:p text:style-name="P24">WITH CHECK OPTION</text:p>
            </text:list-item>
            <text:list-item>
              <text:p text:style-name="P26">WITH CHECK OPTION y READ ONLY</text:p>
            </text:list-item>
          </text:list>
        </text:list-item>
      </text:list>
      <text:list xml:id="list133551743843746" text:continue-list="list133551407506684" text:style-name="L2">
        <text:list-item>
          <text:p text:style-name="P13"><text:span text:style-name="T1"><text:s/></text:span>La sentencia de SQL “DROP VIEW” …:</text:p>
        </text:list-item>
      </text:list>
      <text:list xml:id="list4056555900" text:style-name="L7">
        <text:list-item>
          <text:list>
            <text:list-item>
              <text:p text:style-name="P16"><text:s/><text:span text:style-name="T2">En ningún caso afecta a las tablas o vistas a partir de las cuales se define su expresión de tabla</text:span></text:p>
            </text:list-item>
            <text:list-item>
              <text:p text:style-name="P16"><text:s/>Destruye todas las tablas a partir de las cuales se define su expresión de tabla sólo en el caso de que se haya puesto la opción CASCADE en la creación de la vista</text:p>
            </text:list-item>
            <text:list-item>
              <text:p text:style-name="P16">Destruye todas las tablas a partir de las cuales se define su expresión de tabla sólo en el caso de que se haya puesto la opción WITH CHECK OPTION en la creación de la vista </text:p>
            </text:list-item>
          </text:list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loext:graphic-properties draw:fill="none" draw:fill-color="#cfe7f5"/>
      <style:paragraph-properties fo:background-color="transparent" fo:padding="0.049cm" fo:border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 fo:orphans="2" fo:widows="2"/>
      <style:text-properties style:use-window-font-color="true"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4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0"><draw:image xlink:href="Pictures/100000000000025A000000EC787ED792711CDC2B.jpg" xlink:type="simple" xlink:show="embed" xlink:actuate="onLoad" loext:mime-type="image/jpeg"/></draw:frame></text:p>
            </table:table-cell>
            <table:table-cell table:style-name="Tabla5.B1" office:value-type="string">
              <text:p text:style-name="MP2"/>
              <text:p text:style-name="MP3">DATU-BASEAK</text:p>
              <text:p text:style-name="MP3">BASE DE DATOS</text:p>
              <text:p text:style-name="MP2"/>
            </table:table-cell>
          </table:table-row>
        </table:table>
        <text:p text:style-name="MP4"/>
        <text:p text:style-name="MP5">ABIZENAK/APELLIDOS: <text:s text:c="57"/>DATA/FECHA: </text:p>
        <text:p text:style-name="MP6">IZENA/NOMBRE: <text:s text:c="70"/>TALDEA/GRUPO: 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meta:creation-date>2013-03-18T11:01:07.14</meta:creation-date>
    <meta:editing-cycles>25</meta:editing-cycles>
    <meta:editing-duration>PT2H43M37S</meta:editing-duration>
    <meta:initial-creator>Blanca I-I</meta:initial-creator>
    <dc:date>2019-02-14T13:35:49.357000000</dc:date>
    <meta:document-statistic meta:table-count="1" meta:image-count="1" meta:object-count="0" meta:page-count="1" meta:paragraph-count="27" meta:word-count="311" meta:character-count="1795" meta:non-whitespace-character-count="1393"/>
    <meta:user-defined meta:name="Info 1"/>
    <meta:user-defined meta:name="Info 2"/>
    <meta:user-defined meta:name="Info 3"/>
    <meta:user-defined meta:name="Info 4"/>
  </office:meta>
</office:document-meta>
</file>